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45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/>
    </style:style>
    <style:style style:name="ce47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style:font-name="SF Pro Display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6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89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61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38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8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forcast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0" calcext:value-type="float">
            <text:p>610.00</text:p>
          </table:table-cell>
          <table:table-cell table:style-name="ce46" table:formula="of:=MAX([.E3] - velocity_forecast; 0)" office:value-type="float" office:value="575" calcext:value-type="float">
            <text:p>575.00</text:p>
          </table:table-cell>
          <table:table-cell table:style-name="ce46" table:formula="of:=MAX([.F3] - velocity_forecast; 0)" office:value-type="float" office:value="540" calcext:value-type="float">
            <text:p>540.00</text:p>
          </table:table-cell>
          <table:table-cell table:style-name="ce46" table:formula="of:=MAX([.G3] - velocity_forecast; 0)" office:value-type="float" office:value="505" calcext:value-type="float">
            <text:p>505.00</text:p>
          </table:table-cell>
          <table:table-cell table:style-name="ce46" table:formula="of:=MAX([.H3] - velocity_forecast; 0)" office:value-type="float" office:value="470" calcext:value-type="float">
            <text:p>470.00</text:p>
          </table:table-cell>
          <table:table-cell table:style-name="ce46" table:formula="of:=MAX([.I3] - velocity_forecast; 0)" office:value-type="float" office:value="435" calcext:value-type="float">
            <text:p>435.00</text:p>
          </table:table-cell>
          <table:table-cell table:style-name="ce46" table:formula="of:=MAX([.J3] - velocity_forecast; 0)" office:value-type="float" office:value="400" calcext:value-type="float">
            <text:p>400.00</text:p>
          </table:table-cell>
          <table:table-cell table:style-name="ce46" table:formula="of:=MAX([.K3] - velocity_forecast; 0)" office:value-type="float" office:value="365" calcext:value-type="float">
            <text:p>365.00</text:p>
          </table:table-cell>
          <table:table-cell table:style-name="ce46" table:formula="of:=MAX([.L3] - velocity_forecast; 0)" office:value-type="float" office:value="330" calcext:value-type="float">
            <text:p>330.00</text:p>
          </table:table-cell>
          <table:table-cell table:style-name="ce46" table:formula="of:=MAX([.M3] - velocity_forecast; 0)" office:value-type="float" office:value="295" calcext:value-type="float">
            <text:p>295.00</text:p>
          </table:table-cell>
          <table:table-cell table:style-name="ce46" table:formula="of:=MAX([.N3] - velocity_forecast; 0)" office:value-type="float" office:value="260" calcext:value-type="float">
            <text:p>260.00</text:p>
          </table:table-cell>
          <table:table-cell table:style-name="ce46" table:formula="of:=MAX([.O3] - velocity_forecast; 0)" office:value-type="float" office:value="225" calcext:value-type="float">
            <text:p>225.00</text:p>
          </table:table-cell>
          <table:table-cell table:style-name="ce46" table:formula="of:=MAX([.P3] - velocity_forecast; 0)" office:value-type="float" office:value="190" calcext:value-type="float">
            <text:p>190.00</text:p>
          </table:table-cell>
          <table:table-cell table:style-name="ce46" table:formula="of:=MAX([.Q3] - velocity_forecast; 0)" office:value-type="float" office:value="155" calcext:value-type="float">
            <text:p>155.00</text:p>
          </table:table-cell>
          <table:table-cell table:style-name="ce46" table:formula="of:=MAX([.R3] - velocity_forecast; 0)" office:value-type="float" office:value="120" calcext:value-type="float">
            <text:p>120.00</text:p>
          </table:table-cell>
          <table:table-cell table:style-name="ce46" table:formula="of:=MAX([.S3] - velocity_forecast; 0)" office:value-type="float" office:value="85" calcext:value-type="float">
            <text:p>85.00</text:p>
          </table:table-cell>
          <table:table-cell table:style-name="ce46" table:formula="of:=MAX([.T3] - velocity_forecast; 0)" office:value-type="float" office:value="50" calcext:value-type="float">
            <text:p>50.00</text:p>
          </table:table-cell>
          <table:table-cell table:style-name="ce46" table:formula="of:=MAX([.U3] - velocity_forecast; 0)" office:value-type="float" office:value="15" calcext:value-type="float">
            <text:p>15.00</text:p>
          </table:table-cell>
          <table:table-cell table:style-name="ce46" table:formula="of:=MAX([.V3] - velocity_forecast; 0)" office:value-type="float" office:value="0" calcext:value-type="float">
            <text:p>0.00</text:p>
          </table:table-cell>
          <table:table-cell table:style-name="ce46" table:formula="of:=MAX([.W3] - velocity_forecast; 0)" office:value-type="float" office:value="0" calcext:value-type="float">
            <text:p>0.00</text:p>
          </table:table-cell>
          <table:table-cell table:style-name="ce46" table:formula="of:=MAX([.X3] - velocity_forecast; 0)" office:value-type="float" office:value="0" calcext:value-type="float">
            <text:p>0.0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38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Inspection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formula="of:=[.G4]-[.H25]" office:value-type="float" office:value="444" calcext:value-type="float">
            <text:p>444</text:p>
          </table:table-cell>
          <table:table-cell table:style-name="ce22" table:formula="of:=[.H4]-[.I25]" office:value-type="float" office:value="379" calcext:value-type="float">
            <text:p>379</text:p>
          </table:table-cell>
          <table:table-cell table:style-name="ce22" table:formula="of:=[.I4]-[.J25]" office:value-type="float" office:value="335" calcext:value-type="float">
            <text:p>335</text:p>
          </table:table-cell>
          <table:table-cell table:style-name="ce22" table:formula="of:=[.J4]-[.K25]" office:value-type="float" office:value="320.5" calcext:value-type="float">
            <text:p>321</text:p>
          </table:table-cell>
          <table:table-cell table:style-name="ce22" table:formula="of:=[.K4]-[.L25]" office:value-type="float" office:value="294.5" calcext:value-type="float">
            <text:p>295</text:p>
          </table:table-cell>
          <table:table-cell table:style-name="ce22" table:formula="of:=[.L4]-[.M25]" office:value-type="float" office:value="252.5" calcext:value-type="float">
            <text:p>253</text:p>
          </table:table-cell>
          <table:table-cell table:style-name="ce22" table:formula="of:=[.M4]-[.N25]" office:value-type="float" office:value="204.5" calcext:value-type="float">
            <text:p>205</text:p>
          </table:table-cell>
          <table:table-cell table:style-name="ce22" table:formula="of:=[.N4]-[.O25]" office:value-type="float" office:value="199.5" calcext:value-type="float">
            <text:p>200</text:p>
          </table:table-cell>
          <table:table-cell table:style-name="ce22" table:formula="of:=[.O4]-[.P25]" office:value-type="float" office:value="181.5" calcext:value-type="float">
            <text:p>182</text:p>
          </table:table-cell>
          <table:table-cell table:style-name="ce22" table:number-columns-repeated="10"/>
          <table:table-cell table:number-columns-repeated="38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table:formula="of:=SUM([.D5:.Z5])/[.C5]" office:value-type="float" office:value="1.02380952380952" calcext:value-type="float">
            <text:p>1.02</text:p>
          </table:table-cell>
          <table:table-cell table:style-name="ce33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8"/>
          <table:table-cell table:style-name="ce23" office:value-type="float" office:value="8" calcext:value-type="float">
            <text:p>8</text:p>
          </table:table-cell>
          <table:table-cell table:style-name="ce23" table:number-columns-repeated="10"/>
          <table:table-cell table:number-columns-repeated="38"/>
        </table:table-row>
        <table:table-row table:style-name="ro3">
          <table:table-cell table:style-name="ce21" office:value-type="string" calcext:value-type="string">
            <text:p>AO + DO Output</text:p>
          </table:table-cell>
          <table:table-cell table:style-name="ce18" table:formula="of:=SUM([.D6:.Z6])/[.C6]" office:value-type="float" office:value="0.5" calcext:value-type="float">
            <text:p>0.50</text:p>
          </table:table-cell>
          <table:table-cell table:style-name="ce24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number-columns-repeated="38"/>
        </table:table-row>
        <table:table-row table:style-name="ro3">
          <table:table-cell table:style-name="ce21" office:value-type="string" calcext:value-type="string">
            <text:p>Control Algo</text:p>
          </table:table-cell>
          <table:table-cell table:style-name="ce18" table:formula="of:=SUM([.D7:.Z7])/[.C7]" office:value-type="float" office:value="0.771428571428571" calcext:value-type="float">
            <text:p>0.77</text:p>
          </table:table-cell>
          <table:table-cell table:style-name="ce24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Failsafe</text:p>
          </table:table-cell>
          <table:table-cell table:style-name="ce18" table:formula="of:=SUM([.D8:.Z8])/[.C8]" office:value-type="float" office:value="1.875" calcext:value-type="float">
            <text:p>1.88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17"/>
          <table:table-cell table:number-columns-repeated="38"/>
        </table:table-row>
        <table:table-row table:style-name="ro3">
          <table:table-cell table:style-name="ce21" office:value-type="string" calcext:value-type="string">
            <text:p>Time-ed Relay</text:p>
          </table:table-cell>
          <table:table-cell table:style-name="ce18" table:formula="of:=SUM([.D9:.Z9])/[.C9]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oft Start</text:p>
          </table:table-cell>
          <table:table-cell table:style-name="ce18" table:formula="of:=SUM([.D10:.Z10])/[.C10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Input Math</text:p>
          </table:table-cell>
          <table:table-cell table:style-name="ce18" table:formula="of:=SUM([.D11:.Z11])/[.C11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Fuzzy OS Suppression</text:p>
          </table:table-cell>
          <table:table-cell table:style-name="ce18" table:formula="of:=SUM([.D12:.Z12])/[.C12]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Accutune</text:p>
          </table:table-cell>
          <table:table-cell table:style-name="ce18" table:formula="of:=SUM([.D13:.Z13])/[.C13]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P Ramp/Program/Rate</text:p>
          </table:table-cell>
          <table:table-cell table:style-name="ce18" table:formula="of:=SUM([.D14:.Z14])/[.C14]" office:value-type="float" office:value="0.8" calcext:value-type="float">
            <text:p>0.8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11" calcext:value-type="float">
            <text:p>11</text:p>
          </table:table-cell>
          <table:table-cell table:style-name="ce22" table:number-columns-repeated="12"/>
          <table:table-cell table:number-columns-repeated="38"/>
        </table:table-row>
        <table:table-row table:style-name="ro3">
          <table:table-cell table:style-name="ce21" office:value-type="string" calcext:value-type="string">
            <text:p>Auxiliary Outputs</text:p>
          </table:table-cell>
          <table:table-cell table:style-name="ce18" table:formula="of:=SUM([.D15:.Z15])/[.C15]" office:value-type="float" office:value="0.625" calcext:value-type="float">
            <text:p>0.63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11"/>
          <table:table-cell table:style-name="ce22" office:value-type="float" office:value="5" calcext:value-type="float">
            <text:p>5</text:p>
          </table:table-cell>
          <table:table-cell table:style-name="ce22" table:number-columns-repeated="10"/>
          <table:table-cell table:number-columns-repeated="38"/>
        </table:table-row>
        <table:table-row table:style-name="ro3">
          <table:table-cell table:style-name="ce21" office:value-type="string" calcext:value-type="string">
            <text:p>Alarm</text:p>
          </table:table-cell>
          <table:table-cell table:style-name="ce18" table:formula="of:=SUM([.D16:.Z16])/[.C16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DI</text:p>
          </table:table-cell>
          <table:table-cell table:style-name="ce18" table:formula="of:=SUM([.D17:.Z17])/[.C17]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Modbus, Ethernet</text:p>
          </table:table-cell>
          <table:table-cell table:style-name="ce18" table:formula="of:=SUM([.D18:.Z18])/[.C18]" office:value-type="float" office:value="0.65" calcext:value-type="float">
            <text:p>0.65</text:p>
          </table:table-cell>
          <table:table-cell table:style-name="ce24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38"/>
        </table:table-row>
        <table:table-row table:style-name="ro3">
          <table:table-cell table:style-name="ce21" office:value-type="string" calcext:value-type="string">
            <text:p>GUI</text:p>
          </table:table-cell>
          <table:table-cell table:style-name="ce18" table:formula="of:=SUM([.D19:.Z19])/[.C19]" office:value-type="float" office:value="2.08139534883721" calcext:value-type="float">
            <text:p>2.08</text:p>
          </table:table-cell>
          <table:table-cell table:style-name="ce24" office:value-type="float" office:value="43" calcext:value-type="float">
            <text:p>43</text:p>
          </table:table-cell>
          <table:table-cell table:style-name="ce11"/>
          <table:table-cell table:style-name="ce22" table:number-columns-repeated="6"/>
          <table:table-cell table:style-name="ce22" office:value-type="float" office:value="11.5" calcext:value-type="float">
            <text:p>1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10"/>
          <table:table-cell table:number-columns-repeated="38"/>
        </table:table-row>
        <table:table-row table:style-name="ro3">
          <table:table-cell table:style-name="ce21" office:value-type="string" calcext:value-type="string">
            <text:p>PIE Upgrading</text:p>
          </table:table-cell>
          <table:table-cell table:style-name="ce18" table:formula="of:=SUM([.D20:.Z20])/[.C20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IOS Client</text:p>
          </table:table-cell>
          <table:table-cell table:style-name="ce18" table:formula="of:=SUM([.D21:.Z21])/[.C21]" office:value-type="float" office:value="0.961538461538462" calcext:value-type="float">
            <text:p>0.96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number-columns-repeated="38"/>
        </table:table-row>
        <table:table-row table:style-name="ro3">
          <table:table-cell table:style-name="ce21" office:value-type="string" calcext:value-type="string">
            <text:p>FCT (Inc. ICT?)</text:p>
          </table:table-cell>
          <table:table-cell table:style-name="ce18" table:formula="of:=SUM([.D22:.Z22])/[.C22]" office:value-type="float" office:value="0.470588235294118" calcext:value-type="float">
            <text:p>0.47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9"/>
          <table:table-cell table:style-name="ce22" office:value-type="float" office:value="8" calcext:value-type="float">
            <text:p>8</text:p>
          </table:table-cell>
          <table:table-cell table:style-name="ce22" table:number-columns-repeated="12"/>
          <table:table-cell table:number-columns-repeated="38"/>
        </table:table-row>
        <table:table-row table:style-name="ro3">
          <table:table-cell table:style-name="ce21" office:value-type="string" calcext:value-type="string">
            <text:p>Firmware Upgrade</text:p>
          </table:table-cell>
          <table:table-cell table:style-name="ce18" table:formula="of:=SUM([.D23:.Z23])/[.C23]" office:value-type="float" office:value="0" calcext:value-type="float">
            <text:p>0.00</text:p>
          </table:table-cell>
          <table:table-cell table:style-name="ce24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elf Test</text:p>
          </table:table-cell>
          <table:table-cell table:style-name="ce18" table:formula="of:=SUM([.D24:.Z24])/[.C24]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formula="of:=SUM([.H5:.H24])" office:value-type="float" office:value="50" calcext:value-type="float">
            <text:p>50</text:p>
          </table:table-cell>
          <table:table-cell table:style-name="ce23" table:formula="of:=SUM([.I5:.I24])" office:value-type="float" office:value="65" calcext:value-type="float">
            <text:p>65</text:p>
          </table:table-cell>
          <table:table-cell table:style-name="ce23" table:formula="of:=SUM([.J5:.J24])" office:value-type="float" office:value="44" calcext:value-type="float">
            <text:p>44</text:p>
          </table:table-cell>
          <table:table-cell table:style-name="ce23" table:formula="of:=SUM([.K5:.K24])" office:value-type="float" office:value="14.5" calcext:value-type="float">
            <text:p>15</text:p>
          </table:table-cell>
          <table:table-cell table:style-name="ce23" table:formula="of:=SUM([.L5:.L24])" office:value-type="float" office:value="26" calcext:value-type="float">
            <text:p>26</text:p>
          </table:table-cell>
          <table:table-cell table:style-name="ce23" table:formula="of:=SUM([.M5:.M24])" office:value-type="float" office:value="42" calcext:value-type="float">
            <text:p>42</text:p>
          </table:table-cell>
          <table:table-cell table:style-name="ce23" table:formula="of:=SUM([.N5:.N24])" office:value-type="float" office:value="48" calcext:value-type="float">
            <text:p>48</text:p>
          </table:table-cell>
          <table:table-cell table:style-name="ce23" table:formula="of:=SUM([.O5:.O24])" office:value-type="float" office:value="5" calcext:value-type="float">
            <text:p>5</text:p>
          </table:table-cell>
          <table:table-cell table:style-name="ce23" table:formula="of:=SUM([.P5:.P24])" office:value-type="float" office:value="18" calcext:value-type="float">
            <text:p>18</text:p>
          </table:table-cell>
          <table:table-cell table:style-name="ce23" table:number-columns-repeated="10"/>
          <table:table-cell table:number-columns-repeated="38"/>
        </table:table-row>
        <table:table-row table:style-name="ro3">
          <table:table-cell table:style-name="ce11" table:number-columns-repeated="26"/>
          <table:table-cell table:number-columns-repeated="38"/>
        </table:table-row>
        <table:table-row table:style-name="ro3">
          <table:table-cell table:style-name="ce30"/>
          <table:table-cell/>
          <table:table-cell table:style-name="ce10" table:number-columns-repeated="2"/>
          <table:table-cell table:style-name="ce44" office:value-type="string" calcext:value-type="string">
            <text:p>Velocity</text:p>
          </table:table-cell>
          <table:table-cell table:style-name="ce58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0" office:value-type="string" calcext:value-type="string">
            <text:p>Curr Sprint</text:p>
          </table:table-cell>
          <table:table-cell table:style-name="ce59" office:value-type="float" office:value="20" calcext:value-type="float">
            <text:p>20</text:p>
          </table:table-cell>
          <table:table-cell table:style-name="Default"/>
          <table:table-cell table:number-columns-repeated="54"/>
        </table:table-row>
        <table:table-row table:style-name="ro3">
          <table:table-cell table:number-columns-repeated="2"/>
          <table:table-cell table:style-name="ce10"/>
          <table:table-cell table:style-name="ce41" office:value-type="string" calcext:value-type="string">
            <text:p>inspection</text:p>
          </table:table-cell>
          <table:table-cell table:style-name="ce45" table:formula="of:=SUM([.E25:.U25])/(curr_sprint - first_sprint)" office:value-type="float" office:value="38.625" calcext:value-type="float">
            <text:p>39</text:p>
          </table:table-cell>
          <table:table-cell table:style-name="ce60" table:formula="of:=first_sprint - 1 + (effort_ttl + velocity_inspection - 1)/velocity_inspection" office:value-type="float" office:value="24.6731391585761" calcext:value-type="float">
            <text:p>25</text:p>
          </table:table-cell>
          <table:table-cell table:style-name="ce56" table:formula="of:=[.F28] - curr_sprint" office:value-type="float" office:value="4.67313915857605" calcext:value-type="float">
            <text:p>5</text:p>
          </table:table-cell>
          <table:table-cell table:number-columns-repeated="57"/>
        </table:table-row>
        <table:table-row table:style-name="ro3">
          <table:table-cell table:style-name="ce30"/>
          <table:table-cell/>
          <table:table-cell table:style-name="ce10"/>
          <table:table-cell table:style-name="ce41" office:value-type="string" calcext:value-type="string">
            <text:p>forecast</text:p>
          </table:table-cell>
          <table:table-cell table:style-name="ce47" office:value-type="float" office:value="35" calcext:value-type="float">
            <text:p>35</text:p>
          </table:table-cell>
          <table:table-cell table:style-name="ce60" table:formula="of:=first_sprint + (effort_ttl + velocity_forecast - 1)/velocity_forecast" office:value-type="float" office:value="27.4" calcext:value-type="float">
            <text:p>27</text:p>
          </table:table-cell>
          <table:table-cell table:style-name="ce64" table:formula="of:=[.F29] - curr_sprint" office:value-type="float" office:value="7.4" calcext:value-type="float">
            <text:p>7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5"/>
          <table:table-cell table:style-name="ce42" office:value-type="string" calcext:value-type="string">
            <text:p>adaptation</text:p>
          </table:table-cell>
          <table:table-cell table:style-name="ce48" office:value-type="float" office:value="42" calcext:value-type="float">
            <text:p>42</text:p>
          </table:table-cell>
          <table:table-cell table:style-name="ce61" table:formula="of:=first_sprint + (effort_ttl + velocity_adaptation - 1)/velocity_adaptation" office:value-type="float" office:value="24.3333333333333" calcext:value-type="float">
            <text:p>24</text:p>
          </table:table-cell>
          <table:table-cell table:style-name="ce57" table:formula="of:=[.F30] - curr_sprint" office:value-type="float" office:value="4.33333333333333" calcext:value-type="float">
            <text:p>4</text:p>
          </table:table-cell>
          <table:table-cell table:number-columns-repeated="57"/>
        </table:table-row>
        <table:table-row table:style-name="ro3">
          <table:table-cell table:number-columns-repeated="3"/>
          <table:table-cell table:style-name="ce30" office:value-type="string" calcext:value-type="string">
            <text:p>Internal</text:p>
          </table:table-cell>
          <table:table-cell table:style-name="ce62" table:formula="of:= FLOOR(velocity_forecast * 1.7)" office:value-type="float" office:value="59" calcext:value-type="float">
            <text:p>59</text:p>
          </table:table-cell>
          <table:table-cell table:number-columns-repeated="59"/>
        </table:table-row>
        <table:table-row table:style-name="ro3">
          <table:table-cell table:number-columns-repeated="4"/>
          <table:table-cell table:style-name="Default"/>
          <table:table-cell table:number-columns-repeated="59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91"/>
        <table:table-column table:style-name="co4" table:default-cell-style-name="ce92"/>
        <table:table-column table:style-name="co4" table:default-cell-style-name="ce73"/>
        <table:table-column table:style-name="co4" table:default-cell-style-name="ce92"/>
        <table:table-row table:style-name="ro3">
          <table:table-cell table:style-name="ce90" office:value-type="string" calcext:value-type="string">
            <text:p>sprint</text:p>
          </table:table-cell>
          <table:table-cell table:style-name="ce90" office:value-type="string" calcext:value-type="string">
            <text:p>forecast</text:p>
          </table:table-cell>
          <table:table-cell table:style-name="ce90" office:value-type="string" calcext:value-type="string">
            <text:p>inspection</text:p>
          </table:table-cell>
          <table:table-cell table:style-name="ce74" office:value-type="string" calcext:value-type="string">
            <text:p>adaptatio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effort_ttl" office:value-type="float" office:value="645" calcext:value-type="float">
            <text:p>645.00</text:p>
          </table:table-cell>
          <table:table-cell table:style-name="ce92" table:formula="of:=effort_ttl" office:value-type="float" office:value="645" calcext:value-type="float">
            <text:p>645.00</text:p>
          </table:table-cell>
          <table:table-cell table:formula="of:=effort_ttl" office:value-type="float" office:value="645" calcext:value-type="float">
            <text:p>645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0" calcext:value-type="float">
            <text:p>610.00</text:p>
          </table:table-cell>
          <table:table-cell table:style-name="ce92" table:formula="of:=[$'Features Burndown'.E4]" office:value-type="float" office:value="601" calcext:value-type="float">
            <text:p>601.00</text:p>
          </table:table-cell>
          <table:table-cell table:formula="of:= MAX([.D2] - velocity_adaptation; 0)" office:value-type="float" office:value="603" calcext:value-type="float">
            <text:p>603.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75" calcext:value-type="float">
            <text:p>575.00</text:p>
          </table:table-cell>
          <table:table-cell table:style-name="ce92" table:formula="of:=[$'Features Burndown'.F4]" office:value-type="float" office:value="544" calcext:value-type="float">
            <text:p>544.00</text:p>
          </table:table-cell>
          <table:table-cell table:formula="of:= MAX([.D3] - velocity_adaptation; 0)" office:value-type="float" office:value="561" calcext:value-type="float">
            <text:p>561.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40" calcext:value-type="float">
            <text:p>540.00</text:p>
          </table:table-cell>
          <table:table-cell table:style-name="ce92" table:formula="of:=[$'Features Burndown'.G4]" office:value-type="float" office:value="494" calcext:value-type="float">
            <text:p>494.00</text:p>
          </table:table-cell>
          <table:table-cell table:formula="of:= MAX([.D4] - velocity_adaptation; 0)" office:value-type="float" office:value="519" calcext:value-type="float">
            <text:p>519.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05" calcext:value-type="float">
            <text:p>505.00</text:p>
          </table:table-cell>
          <table:table-cell table:style-name="ce92" table:formula="of:=[$'Features Burndown'.H4]" office:value-type="float" office:value="444" calcext:value-type="float">
            <text:p>444.00</text:p>
          </table:table-cell>
          <table:table-cell table:formula="of:= MAX([.D5] - velocity_adaptation; 0)" office:value-type="float" office:value="477" calcext:value-type="float">
            <text:p>477.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70" calcext:value-type="float">
            <text:p>470.00</text:p>
          </table:table-cell>
          <table:table-cell table:style-name="ce92" table:formula="of:=[$'Features Burndown'.I4]" office:value-type="float" office:value="379" calcext:value-type="float">
            <text:p>379.00</text:p>
          </table:table-cell>
          <table:table-cell table:formula="of:= MAX([.D6] - velocity_adaptation; 0)" office:value-type="float" office:value="435" calcext:value-type="float">
            <text:p>435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35" calcext:value-type="float">
            <text:p>435.00</text:p>
          </table:table-cell>
          <table:table-cell table:style-name="ce92" table:formula="of:=[$'Features Burndown'.J4]" office:value-type="float" office:value="335" calcext:value-type="float">
            <text:p>335.00</text:p>
          </table:table-cell>
          <table:table-cell table:formula="of:= MAX([.D7] - velocity_adaptation; 0)" office:value-type="float" office:value="393" calcext:value-type="float">
            <text:p>393.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00" calcext:value-type="float">
            <text:p>400.00</text:p>
          </table:table-cell>
          <table:table-cell table:formula="of:=[$'Features Burndown'.K4]" office:value-type="float" office:value="320.5" calcext:value-type="float">
            <text:p>320.50</text:p>
          </table:table-cell>
          <table:table-cell table:formula="of:= MAX([.D8] - velocity_adaptation; 0)" office:value-type="float" office:value="351" calcext:value-type="float">
            <text:p>351.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365" calcext:value-type="float">
            <text:p>365.00</text:p>
          </table:table-cell>
          <table:table-cell table:formula="of:=[$'Features Burndown'.L4]" office:value-type="float" office:value="294.5" calcext:value-type="float">
            <text:p>294.50</text:p>
          </table:table-cell>
          <table:table-cell table:formula="of:= MAX([.D9] - velocity_adaptation; 0)" office:value-type="float" office:value="309" calcext:value-type="float">
            <text:p>309.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30" calcext:value-type="float">
            <text:p>330.00</text:p>
          </table:table-cell>
          <table:table-cell table:formula="of:=[$'Features Burndown'.M4]" office:value-type="float" office:value="252.5" calcext:value-type="float">
            <text:p>252.50</text:p>
          </table:table-cell>
          <table:table-cell table:formula="of:= MAX([.D10] - velocity_adaptation; 0)" office:value-type="float" office:value="267" calcext:value-type="float">
            <text:p>267.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295" calcext:value-type="float">
            <text:p>295.00</text:p>
          </table:table-cell>
          <table:table-cell table:formula="of:=[$'Features Burndown'.N4]" office:value-type="float" office:value="204.5" calcext:value-type="float">
            <text:p>204.50</text:p>
          </table:table-cell>
          <table:table-cell table:formula="of:= MAX([.D11] - velocity_adaptation; 0)" office:value-type="float" office:value="225" calcext:value-type="float">
            <text:p>225.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260" calcext:value-type="float">
            <text:p>260.00</text:p>
          </table:table-cell>
          <table:table-cell table:formula="of:=[$'Features Burndown'.O4]" office:value-type="float" office:value="199.5" calcext:value-type="float">
            <text:p>199.50</text:p>
          </table:table-cell>
          <table:table-cell table:formula="of:= MAX([.D12] - velocity_adaptation; 0)" office:value-type="float" office:value="183" calcext:value-type="float">
            <text:p>183.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25" calcext:value-type="float">
            <text:p>225.00</text:p>
          </table:table-cell>
          <table:table-cell table:formula="of:=[$'Features Burndown'.P4]" office:value-type="float" office:value="181.5" calcext:value-type="float">
            <text:p>181.50</text:p>
          </table:table-cell>
          <table:table-cell table:formula="of:= MAX([.D13] - velocity_adaptation; 0)" office:value-type="float" office:value="141" calcext:value-type="float">
            <text:p>14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190" calcext:value-type="float">
            <text:p>190.00</text:p>
          </table:table-cell>
          <table:table-cell/>
          <table:table-cell table:formula="of:= MAX([.D14] - velocity_adaptation; 0)" office:value-type="float" office:value="99" calcext:value-type="float">
            <text:p>99.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155" calcext:value-type="float">
            <text:p>155.00</text:p>
          </table:table-cell>
          <table:table-cell/>
          <table:table-cell table:formula="of:= MAX([.D15] - velocity_adaptation; 0)"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20" calcext:value-type="float">
            <text:p>120.00</text:p>
          </table:table-cell>
          <table:table-cell/>
          <table:table-cell table:formula="of:= MAX([.D16] - velocity_adaptation; 0)" office:value-type="float" office:value="15" calcext:value-type="float">
            <text:p>15.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85" calcext:value-type="float">
            <text:p>85.00</text:p>
          </table:table-cell>
          <table:table-cell/>
          <table:table-cell table:formula="of:= MAX([.D17] - velocity_adaptation; 0)"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50" calcext:value-type="float">
            <text:p>50.00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5" calcext:value-type="float">
            <text:p>15.00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0" calcext:value-type="float">
            <text:p>0.00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Default"/>
          <table:table-cell table:number-columns-repeated="3"/>
        </table:table-row>
      </table:table>
      <table:table table:name="feature-list-csv" table:style-name="ta1">
        <office:forms form:automatic-focus="false" form:apply-design-mode="false"/>
        <table:table-column table:style-name="co5" table:default-cell-style-name="ce91"/>
        <table:table-column table:style-name="co6" table:default-cell-style-name="ce92"/>
        <table:table-column table:style-name="co6" table:default-cell-style-name="ce95"/>
        <table:table-row table:style-name="ro3">
          <table:table-cell table:style-name="ce90" office:value-type="string" calcext:value-type="string">
            <text:p>feature</text:p>
          </table:table-cell>
          <table:table-cell table:style-name="ce90" office:value-type="string" calcext:value-type="string">
            <text:p>completed</text:p>
          </table:table-cell>
          <table:table-cell table:style-name="ce90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1.02380952380952" calcext:value-type="float">
            <text:p>1.02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5" calcext:value-type="float">
            <text:p>0.50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771428571428571" calcext:value-type="float">
            <text:p>0.77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1.875" calcext:value-type="float">
            <text:p>1.88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8" calcext:value-type="float">
            <text:p>0.80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.625" calcext:value-type="float">
            <text:p>0.63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2.08139534883721" calcext:value-type="float">
            <text:p>2.08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961538461538462" calcext:value-type="float">
            <text:p>0.96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.470588235294118" calcext:value-type="float">
            <text:p>0.47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table table:name="Sprint Burn Up" table:style-name="ta1">
        <office:forms form:automatic-focus="false" form:apply-design-mode="false"/>
        <table:table-column table:style-name="co4" table:number-columns-repeated="64" table:default-cell-style-name="ce30"/>
        <table:table-row table:style-name="ro3">
          <table:table-cell table:style-name="ce89" office:value-type="string" calcext:value-type="string">
            <text:p>Sprint</text:p>
          </table:table-cell>
          <table:table-cell table:style-name="ce89" office:value-type="string" calcext:value-type="string">
            <text:p>FW</text:p>
          </table:table-cell>
          <table:table-cell table:style-name="ce89" office:value-type="string" calcext:value-type="string">
            <text:p>IOS</text:p>
          </table:table-cell>
          <table:table-cell table:style-name="ce89" office:value-type="string" calcext:value-type="string">
            <text:p>SUM</text:p>
          </table:table-cell>
          <table:table-cell table:number-columns-repeated="60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SUM([.B2:.C2])" office:value-type="float" office:value="44" calcext:value-type="float">
            <text:p>44</text:p>
          </table:table-cell>
          <table:table-cell table:number-columns-repeated="60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formula="of:=SUM([.B3:.C3])" office:value-type="float" office:value="57" calcext:value-type="float">
            <text:p>57</text:p>
          </table:table-cell>
          <table:table-cell table:number-columns-repeated="60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SUM([.B4:.C4])" office:value-type="float" office:value="50" calcext:value-type="float">
            <text:p>50</text:p>
          </table:table-cell>
          <table:table-cell table:number-columns-repeated="60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7" calcext:value-type="float">
            <text:p>17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8" calcext:value-type="float">
            <text:p>18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9" calcext:value-type="float">
            <text:p>19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1" calcext:value-type="float">
            <text:p>21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6" calcext:value-type="float">
            <text:p>26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7" calcext:value-type="float">
            <text:p>27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8" calcext:value-type="float">
            <text:p>28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9" calcext:value-type="float">
            <text:p>29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30" calcext:value-type="float">
            <text:p>30</text:p>
          </table:table-cell>
          <table:table-cell table:style-name="ce21" table:number-columns-repeated="3"/>
          <table:table-cell table:number-columns-repeated="60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E$27" table:cell-range-address="$'Features Burndown'.$D$2"/>
        <table:named-range table:name="remaining_sprints_num_baseline" table:base-cell-address="$'Features Burndown'.$B$29" table:cell-range-address="$'Features Burndown'.$C$30"/>
        <table:named-range table:name="velocity_adaptation" table:base-cell-address="$'Features Burndown'.$E$30" table:cell-range-address="$'Features Burndown'.$E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inspection" table:base-cell-address="$'Features Burndown'.$E$28" table:cell-range-address="$'Features Burndown'.$E$2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6:32:55.088039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3T13:42:19.892796656</meta:creation-date>
    <dc:date>2020-01-02T16:44:02.760662272</dc:date>
    <meta:editing-duration>P2DT14H18M18S</meta:editing-duration>
    <meta:editing-cycles>179</meta:editing-cycles>
    <meta:generator>LibreOffice/6.3.3.2$Linux_X86_64 LibreOffice_project/30$Build-2</meta:generator>
    <meta:document-statistic meta:table-count="4" meta:cell-count="364" meta:object-count="0"/>
  </office:meta>
</office:document-meta>
</file>